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5816" officeooo:paragraph-rsid="00085816" style:font-size-asian="16pt" style:font-size-complex="16pt"/>
    </style:style>
    <style:style style:name="P2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Heading_20_1">
      <style:text-properties fo:font-size="22pt" fo:font-weight="bold" officeooo:rsid="0007e6e5" officeooo:paragraph-rsid="0007e6e5" style:font-size-asian="16pt" style:font-size-complex="18.25pt"/>
    </style:style>
    <style:style style:name="P5" style:family="paragraph" style:parent-style-name="Heading_20_2">
      <style:text-properties fo:font-size="16pt" style:font-size-asian="16pt" style:font-size-complex="16pt"/>
    </style:style>
    <style:style style:name="P6" style:family="paragraph" style:parent-style-name="Heading_20_3">
      <style:text-properties fo:font-size="16pt" style:font-size-asian="16pt" style:font-size-complex="16pt"/>
    </style:style>
    <style:style style:name="P7" style:family="paragraph" style:parent-style-name="Heading_20_3">
      <style:text-properties fo:font-size="16pt" officeooo:rsid="0007e6e5" officeooo:paragraph-rsid="0007e6e5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weight-asian="bold"/>
    </style:style>
    <style:style style:name="T5" style:family="text">
      <style:text-properties fo:font-size="16pt" fo:font-weight="bold"/>
    </style:style>
    <style:style style:name="T6" style:family="text">
      <style:text-properties fo:font-weight="bold"/>
    </style:style>
    <style:style style:name="T7" style:family="text">
      <style:text-properties style:font-name="Calibri"/>
    </style:style>
    <style:style style:name="T8" style:family="text">
      <style:text-properties style:font-name="Calibri" fo:font-size="16pt" fo:font-weight="bold"/>
    </style:style>
    <style:style style:name="T9" style:family="text">
      <style:text-properties style:font-name="Calibri" fo:font-size="10.5pt"/>
    </style:style>
    <style:style style:name="T10" style:family="text">
      <style:text-properties style:font-name="Calibri" fo:font-weight="bold"/>
    </style:style>
    <style:style style:name="T11" style:family="text">
      <style:text-properties fo:font-size="10.5pt"/>
    </style:style>
    <style:style style:name="T12" style:family="text">
      <style:text-properties fo:color="#ff0000" style:font-name-asian="宋体1"/>
    </style:style>
    <style:style style:name="T13" style:family="text">
      <style:text-properties fo:color="#ff0000" style:font-name-asian="宋体1" style:font-size-asian="10.5pt"/>
    </style:style>
    <style:style style:name="T14" style:family="text">
      <style:text-properties fo:color="#ff0000" style:font-name-asian="宋体1" style:font-size-asian="10.5pt" style:font-weight-asian="bold"/>
    </style:style>
    <style:style style:name="T15" style:family="text">
      <style:text-properties fo:color="#ff0000" style:font-name-asian="宋体1" style:font-weight-asian="bold"/>
    </style:style>
    <style:style style:name="T16" style:family="text">
      <style:text-properties fo:color="#ff0000" fo:font-size="10.5pt" fo:font-weight="bold"/>
    </style:style>
    <style:style style:name="T17" style:family="text">
      <style:text-properties fo:color="#ff0000" fo:font-weight="bold"/>
    </style:style>
    <style:style style:name="T18" style:family="text">
      <style:text-properties fo:color="#ff0000" style:font-name="Wingdings"/>
    </style:style>
    <style:style style:name="T19" style:family="text">
      <style:text-properties fo:color="#ff0000" style:font-name="Wingdings" fo:font-size="10.5pt"/>
    </style:style>
    <style:style style:name="T20" style:family="text">
      <style:text-properties style:language-asian="zh" style:country-asian="CN"/>
    </style:style>
    <style:style style:name="T21" style:family="text">
      <style:text-properties style:font-name="Wingdings"/>
    </style:style>
    <style:style style:name="T22" style:family="text">
      <style:text-properties style:font-name="Wingdings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20">1,</text:span>XML</text:h>
      <text:h text:style-name="P5" text:outline-level="2"><text:span text:style-name="T6">1. XML</text:span><text:span text:style-name="T4">概述</text:span></text:h>
      <text:h text:style-name="P6" text:outline-level="3"><text:span text:style-name="T6">1</text:span><text:span text:style-name="T4">　什么是</text:span><text:span text:style-name="T10">XML</text:span></text:h>
      <text:p text:style-name="P2">XML<text:span text:style-name="T1">全称为</text:span>Extensible Markup Language, <text:span text:style-name="T1">意思是可扩展的标记语言，它是 </text:span><text:span text:style-name="T7">SGML</text:span><text:span text:style-name="T1">（标准通用标记语言）的一个子集。</text:span></text:p>
      <text:p text:style-name="P2">XML<text:span text:style-name="T1">语法上和</text:span><text:span text:style-name="T7">HTML</text:span><text:span text:style-name="T1">比较相似，但</text:span><text:span text:style-name="T7">HTML</text:span><text:span text:style-name="T1">中的元素是固定的，而</text:span><text:span text:style-name="T7">XML</text:span><text:span text:style-name="T1">的标签是可以由用户自定义的。</text:span></text:p>
      <text:p text:style-name="P2">W3C<text:span text:style-name="T1">在</text:span><text:span text:style-name="T7">1998</text:span><text:span text:style-name="T1">年</text:span><text:span text:style-name="T7">2</text:span><text:span text:style-name="T1">月发布</text:span><text:span text:style-name="T17">1.0</text:span><text:span text:style-name="T15">版本</text:span><text:span text:style-name="T1">；</text:span></text:p>
      <text:p text:style-name="P2">W3C<text:span text:style-name="T1">在</text:span><text:span text:style-name="T7">2004</text:span><text:span text:style-name="T1">年</text:span><text:span text:style-name="T7">2</text:span><text:span text:style-name="T1">月发布</text:span><text:span text:style-name="T7">1.1</text:span><text:span text:style-name="T1">版本，但因为</text:span><text:span text:style-name="T7">1.1</text:span><text:span text:style-name="T1">版本不能向下兼容</text:span><text:span text:style-name="T7">1.0</text:span><text:span text:style-name="T1">版本，所以</text:span><text:span text:style-name="T7">1.1</text:span><text:span text:style-name="T1">没有人用。同时，在</text:span><text:span text:style-name="T7">2004</text:span><text:span text:style-name="T1">年</text:span><text:span text:style-name="T7">2</text:span><text:span text:style-name="T1">月</text:span><text:span text:style-name="T7">W3C</text:span><text:span text:style-name="T1">又发布了</text:span><text:span text:style-name="T7">1.0</text:span><text:span text:style-name="T1">版本的第三版。我们要学习的还是</text:span><text:span text:style-name="T7">1.0</text:span><text:span text:style-name="T1">版本！！！</text:span></text:p>
      <text:h text:style-name="P7" text:outline-level="3"><text:span text:style-name="T6">2</text:span><text:span text:style-name="T4">　</text:span><text:span text:style-name="T10">W3C</text:span><text:span text:style-name="T4">组织</text:span></text:h>
      <text:p text:style-name="P2">W3C<text:span text:style-name="T1">是万维网联盟</text:span><text:span text:style-name="T7">(World Wide Web Consortium)</text:span><text:span text:style-name="T1">英文的缩写，它成立于</text:span><text:span text:style-name="T7">1994</text:span><text:span text:style-name="T1">年</text:span><text:span text:style-name="T7">10</text:span><text:span text:style-name="T1">月，以开放论坛的方式来促进开发互通技术</text:span><text:span text:style-name="T7">(</text:span><text:span text:style-name="T1">包括规格、指南、软件和工具</text:span><text:span text:style-name="T7">)</text:span><text:span text:style-name="T1">，开发网络的全部潜能。万维网联盟</text:span><text:span text:style-name="T7">(W3C)</text:span><text:span text:style-name="T1">从</text:span><text:span text:style-name="T7">1994</text:span><text:span text:style-name="T1">年成立以来，已发布了</text:span><text:span text:style-name="T7">90</text:span><text:span text:style-name="T1">多份</text:span><text:span text:style-name="T7">Web</text:span><text:span text:style-name="T1">技术规范，领导着</text:span><text:span text:style-name="T7">Web</text:span><text:span text:style-name="T1">技术向前发展。</text:span></text:p>
      <text:p text:style-name="P2">W3C<text:span text:style-name="T1">认为自身不是官方组织，因此将它正式发布的规范称为推荐</text:span><text:span text:style-name="T7">(</text:span><text:span text:style-name="T1">建议</text:span><text:span text:style-name="T7">)</text:span><text:span text:style-name="T1">标准，意思是进一步标准化的建议，但是由于组织自身的权威</text:span></text:p>
      <text:h text:style-name="P6" text:outline-level="3"><text:span text:style-name="T6">3</text:span><text:span text:style-name="T4">　</text:span><text:span text:style-name="T10">XML</text:span><text:span text:style-name="T4">的作用</text:span></text:h>
      <text:p text:style-name="P3"><text:span text:style-name="T21">l</text:span><text:span text:style-name="T1">程序的</text:span><text:span text:style-name="T15">配置文件</text:span><text:span text:style-name="T1">（这也是最后大家使用</text:span>XML<text:span text:style-name="T1">最常见的目的）；</text:span></text:p>
      <text:p text:style-name="P3"><text:span text:style-name="T21">l</text:span><text:span text:style-name="T1">数据交换：不同语言之间用来交换数据；</text:span></text:p>
      <text:p text:style-name="P3"><text:span text:style-name="T21">l</text:span><text:span text:style-name="T1">小型数据库：用来当数据库存储数据。</text:span></text:p>
      <text:h text:style-name="P6" text:outline-level="3"><text:span text:style-name="T6">4</text:span><text:span text:style-name="T4">　</text:span><text:span text:style-name="T10">XML</text:span><text:span text:style-name="T4">与</text:span><text:span text:style-name="T10">HTML</text:span><text:span text:style-name="T4">比较</text:span></text:h>
      <text:p text:style-name="P3"><text:span text:style-name="T21">l</text:span>HTML<text:span text:style-name="T1">的元素都是固定的，而</text:span><text:span text:style-name="T7">XML</text:span><text:span text:style-name="T1">可以自定义元素；</text:span></text:p>
      <text:p text:style-name="P3"><text:span text:style-name="T21">l</text:span>HTML<text:span text:style-name="T1">用浏览器来解析执行， </text:span><text:span text:style-name="T7">XML</text:span><text:span text:style-name="T1">的解析器通常需要自己来写（因为元素是自定义的）；</text:span></text:p>
      <text:p text:style-name="P3"><text:span text:style-name="T21">l</text:span>HTML<text:span text:style-name="T1">只能用来表示网页，而</text:span><text:span text:style-name="T7">XML</text:span><text:span text:style-name="T1">可以做的事情很多。</text:span></text:p>
      <text:h text:style-name="P6" text:outline-level="3"><text:soft-page-break/><text:span text:style-name="T6">5</text:span><text:span text:style-name="T4">　</text:span><text:span text:style-name="T10">XML</text:span><text:span text:style-name="T4">和</text:span><text:span text:style-name="T10">properties</text:span><text:span text:style-name="T4">（属性文件）比较</text:span></text:h>
      <text:p text:style-name="P3"><text:span text:style-name="T21">l</text:span><text:span text:style-name="T1">属性文件只能存储平面信息，而</text:span>XML<text:span text:style-name="T1">可以存储结构化信息；</text:span></text:p>
      <text:p text:style-name="P3"><text:span text:style-name="T21">l</text:span><text:span text:style-name="T1">解析属性文件只需要使用</text:span>Properties<text:span text:style-name="T1">类就可以了，而解析</text:span><text:span text:style-name="T7">XML</text:span><text:span text:style-name="T1">文档是很复杂的。</text:span></text:p>
      <text:h text:style-name="P5" text:outline-level="2"><text:span text:style-name="T6">2. XML</text:span><text:span text:style-name="T4">语法概述</text:span></text:h>
      <text:p text:style-name="P3"><text:span text:style-name="T18">l</text:span><text:span text:style-name="T12">元素！！！</text:span></text:p>
      <text:p text:style-name="P3"><text:span text:style-name="T18">l</text:span><text:span text:style-name="T12">文档声明！！！</text:span></text:p>
      <text:h text:style-name="P7" text:outline-level="3"><text:span text:style-name="T6">1</text:span><text:span text:style-name="T4">　</text:span><text:span text:style-name="T10">XML</text:span><text:span text:style-name="T4">文档展示</text:span></text:h>
      <text:p text:style-name="P1">&lt;?xml-stylesheet type="text/xsl" href="myfile.xsl" ?&gt; <text:s/></text:p>
      <text:p text:style-name="P1">&lt;students&gt;</text:p>
      <text:p text:style-name="P1">&lt;Student stunum="01"&gt;</text:p>
      <text:p text:style-name="P1">&lt;name&gt;张三&lt;/name&gt;</text:p>
      <text:p text:style-name="P1">&lt;/Student&gt;</text:p>
      <text:p text:style-name="P1">&lt;/student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4S</meta:editing-duration>
    <meta:editing-cycles>4</meta:editing-cycles>
    <meta:generator>LibreOffice/5.3.0.3$Windows_X86_64 LibreOffice_project/7074905676c47b82bbcfbea1aeefc84afe1c50e1</meta:generator>
    <dc:date>2018-03-05T22:11:57.087000000</dc:date>
    <meta:document-statistic meta:table-count="0" meta:image-count="0" meta:object-count="0" meta:page-count="2" meta:paragraph-count="31" meta:word-count="598" meta:character-count="896" meta:non-whitespace-character-count="874"/>
    <meta:user-defined meta:name="Info 1"/>
    <meta:user-defined meta:name="Info 2"/>
    <meta:user-defined meta:name="Info 3"/>
    <meta:user-defined meta:name="Info 4"/>
  </office:meta>
</office:document-meta>
</file>